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ubik" svg:font-family="Rubik, sans-serif"/>
    <style:font-face style:name="FreeSans2" svg:font-family="FreeSans" style:font-family-generic="swiss"/>
    <style:font-face style:name="Liberation Mono" svg:font-family="'Liberation Mono'" style:font-family-generic="modern" style:font-pitch="fixed"/>
    <style:font-face style:name="FreeSans" svg:font-family="FreeSans" style:font-pitch="variable"/>
    <style:font-face style:name="Lato Semibold" svg:font-family="'Lato Semibold'" style:font-pitch="variable"/>
    <style:font-face style:name="Liberation Serif1" svg:font-family="'Liberation Serif'" style:font-pitch="variable"/>
    <style:font-face style:name="Piboto Light" svg:font-family="'Piboto Light'" style:font-pitch="variable"/>
    <style:font-face style:name="Piboto Thin" svg:font-family="'Pi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style:style>
    <style:style style:name="P2" style:family="paragraph" style:parent-style-name="Text_20_body" style:list-style-name="L3">
      <style:paragraph-properties fo:margin-left="0cm" fo:margin-right="0cm" fo:margin-top="0cm" fo:margin-bottom="0.661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style:style>
    <style:style style:name="P3" style:family="paragraph" style:parent-style-name="Text_20_body" style:list-style-name="L4">
      <style:paragraph-properties fo:margin-left="0cm" fo:margin-right="0cm" fo:margin-top="0cm" fo:margin-bottom="0.661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style:style>
    <style:style style:name="P4" style:family="paragraph" style:parent-style-name="Text_20_body" style:list-style-name="L5">
      <style:paragraph-properties fo:margin-left="0cm" fo:margin-right="0cm" fo:margin-top="0cm" fo:margin-bottom="0.661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style:style>
    <style:style style:name="P5" style:family="paragraph" style:parent-style-name="Text_20_body">
      <style:paragraph-properties fo:margin-left="0cm" fo:margin-right="0cm" fo:margin-top="0cm" fo:margin-bottom="0.661cm" loext: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661cm" loext:contextual-spacing="false" fo:orphans="2" fo:widows="2" fo:text-indent="0cm" style:auto-text-indent="false" fo:padding="0cm" fo:border="none"/>
    </style:style>
    <style:style style:name="P7" style:family="paragraph" style:parent-style-name="Text_20_body" style:list-style-name="L3">
      <style:paragraph-properties fo:margin-left="0cm" fo:margin-right="0cm" fo:margin-top="0cm" fo:margin-bottom="0.661cm" loext:contextual-spacing="false"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style:style>
    <style:style style:name="P13" style:family="paragraph" style:parent-style-name="Text_20_body" style:list-style-name="L6">
      <style:paragraph-properties fo:margin-left="0cm" fo:margin-right="0cm" fo:margin-top="0cm" fo:margin-bottom="0.265cm" loext:contextual-spacing="false" fo:orphans="2" fo:widows="2" fo:text-indent="0cm" style:auto-text-indent="false" fo:padding="0cm" fo:border="none"/>
    </style:style>
    <style:style style:name="P14" style:family="paragraph" style:parent-style-name="Heading_20_2">
      <style:text-properties fo:font-variant="normal" fo:text-transform="none" fo:color="#222222" style:font-name="Rubik" fo:font-size="18.75pt" fo:letter-spacing="normal" fo:font-style="normal" fo:font-weight="bold"/>
    </style:style>
    <style:style style:name="P15" style:family="paragraph" style:parent-style-name="Heading_20_2">
      <style:paragraph-properties fo:margin-left="0cm" fo:margin-right="0cm" fo:margin-top="0cm" fo:margin-bottom="0.397cm" loext:contextual-spacing="false" style:line-height-at-least="0.767cm" fo:orphans="2" fo:widows="2" fo:text-indent="0cm" style:auto-text-indent="false" fo:padding="0cm" fo:border="none"/>
      <style:text-properties fo:font-variant="normal" fo:text-transform="none" fo:color="#222222" style:font-name="Rubik" fo:font-size="18.75pt" fo:letter-spacing="normal" fo:font-style="normal" fo:font-weight="bold"/>
    </style:style>
    <style:style style:name="P16"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Rubik" fo:font-size="18.75pt" fo:letter-spacing="normal" fo:font-style="normal" fo:font-weight="bold" fo:background-color="#fafafa"/>
    </style:style>
    <style:style style:name="P17" style:family="paragraph" style:parent-style-name="Heading_20_3">
      <style:paragraph-properties fo:margin-left="0cm" fo:margin-right="0cm" fo:margin-top="0cm" fo:margin-bottom="0.45cm" loext:contextual-spacing="false" style:line-height-at-least="0.529cm" fo:orphans="2" fo:widows="2" fo:text-indent="0cm" style:auto-text-indent="false" fo:padding="0cm" fo:border="none"/>
      <style:text-properties fo:font-variant="normal" fo:text-transform="none" fo:color="#222222" style:font-name="Rubik" fo:font-size="12.75pt" fo:letter-spacing="normal" fo:font-style="normal" fo:font-weight="bold"/>
    </style:style>
    <style:style style:name="P18"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Rubik" fo:font-size="13.5pt" fo:letter-spacing="normal" fo:font-style="normal" fo:font-weight="normal" fo:background-color="#fafafa"/>
    </style:style>
    <style:style style:name="P19" style:family="paragraph" style:parent-style-name="Preformatted_20_Text"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fo:letter-spacing="normal" fo:background-color="#fafafa"/>
    </style:style>
    <style:style style:name="P20" style:family="paragraph" style:parent-style-name="Preformatted_20_Text"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fo:letter-spacing="normal" fo:background-color="#fafafa"/>
    </style:style>
    <style:style style:name="P21" style:family="paragraph" style:parent-style-name="Preformatted_20_Text"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fo:letter-spacing="normal" fo:background-color="#fafafa"/>
    </style:style>
    <style:style style:name="P22" style:family="paragraph" style:parent-style-name="Preformatted_20_Text"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fo:letter-spacing="normal" fo:background-color="#fafafa"/>
    </style:style>
    <style:style style:name="P23"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66ff" style:font-name="Rubik" fo:font-size="13.5pt" fo:letter-spacing="normal" fo:font-style="normal" fo:font-weight="normal" fo:background-color="#fafafa"/>
    </style:style>
    <style:style style:name="P24" style:family="paragraph" style:parent-style-name="Preformatted_20_Text">
      <style:paragraph-properties fo:margin-top="0cm" fo:margin-bottom="0cm" loext:contextual-spacing="false" fo:orphans="2" fo:widows="2" fo:padding="0cm" fo:border="none"/>
      <style:text-properties fo:font-variant="normal" fo:text-transform="none" fo:color="#6600ee" style:font-name="Rubik" fo:font-size="13.5pt" fo:letter-spacing="normal" fo:font-style="normal" fo:font-weight="normal" fo:background-color="#fafafa"/>
    </style:style>
    <style:style style:name="P25" style:family="paragraph" style:parent-style-name="Preformatted_20_Text" style:list-style-name="L3">
      <style:paragraph-properties fo:margin-top="0cm" fo:margin-bottom="0cm" loext:contextual-spacing="false" fo:orphans="2" fo:widows="2" fo:padding="0cm" fo:border="none"/>
      <style:text-properties fo:font-variant="normal" fo:text-transform="none" fo:color="#222222" fo:letter-spacing="normal" fo:background-color="#fafafa"/>
    </style:style>
    <style:style style:name="P26" style:family="paragraph" style:parent-style-name="Preformatted_20_Text" style:list-style-name="L4">
      <style:paragraph-properties fo:margin-top="0cm" fo:margin-bottom="0cm" loext:contextual-spacing="false" fo:orphans="2" fo:widows="2" fo:padding="0cm" fo:border="none"/>
      <style:text-properties fo:font-variant="normal" fo:text-transform="none" fo:color="#222222" fo:letter-spacing="normal" fo:background-color="#fafafa"/>
    </style:style>
    <style:style style:name="P27" style:family="paragraph" style:parent-style-name="Preformatted_20_Text" style:list-style-name="L5">
      <style:paragraph-properties fo:margin-top="0cm" fo:margin-bottom="0cm" loext:contextual-spacing="false" fo:orphans="2" fo:widows="2" fo:padding="0cm" fo:border="none"/>
      <style:text-properties fo:font-variant="normal" fo:text-transform="none" fo:color="#222222" fo:letter-spacing="normal" fo:background-color="#fafafa"/>
    </style:style>
    <style:style style:name="P28" style:family="paragraph" style:parent-style-name="Preformatted_20_Text" style:list-style-name="L3">
      <style:paragraph-properties fo:margin-top="0cm" fo:margin-bottom="0cm" loext:contextual-spacing="false" fo:orphans="2" fo:widows="2" fo:padding="0cm" fo:border="none"/>
    </style:style>
    <style:style style:name="P29" style:family="paragraph" style:parent-style-name="Heading_20_4">
      <style:paragraph-properties fo:margin-left="0cm" fo:margin-right="0cm" fo:margin-top="0cm" fo:margin-bottom="0.556cm" loext:contextual-spacing="false" style:line-height-at-least="0.503cm" fo:orphans="2" fo:widows="2" fo:text-indent="0cm" style:auto-text-indent="false" fo:padding="0cm" fo:border="none"/>
      <style:text-properties fo:font-variant="normal" fo:text-transform="none" fo:color="#222222" style:font-name="Rubik" fo:font-size="12pt" fo:letter-spacing="normal" fo:font-style="normal" fo:font-weight="bold"/>
    </style:style>
    <style:style style:name="T1" style:family="text">
      <style:text-properties style:font-name="Rubik" fo:font-size="13.5pt" fo:font-style="normal" fo:font-weight="normal"/>
    </style:style>
    <style:style style:name="T2" style:family="text">
      <style:text-properties fo:font-variant="normal" fo:text-transform="none" fo:color="#222222" style:font-name="Rubik" fo:font-size="13.5pt" fo:letter-spacing="normal" fo:font-style="normal" fo:font-weight="normal"/>
    </style:style>
    <style:style style:name="T3" style:family="text">
      <style:text-properties fo:font-variant="normal" fo:text-transform="none" fo:color="#222222" style:font-name="Rubik" fo:font-size="13.5pt" fo:letter-spacing="normal" fo:font-style="normal" fo:font-weight="normal" loext:padding="0cm" loext:border="none"/>
    </style:style>
    <style:style style:name="T4" style:family="text">
      <style:text-properties fo:font-variant="normal" fo:text-transform="none" fo:color="#222222" style:font-name="Rubik" fo:font-size="13.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222222" style:font-name="Rubik" fo:font-size="13.5pt" fo:letter-spacing="normal" fo:font-style="normal" fo:font-weight="bold"/>
    </style:style>
    <style:style style:name="T6" style:family="text">
      <style:text-properties fo:color="#008800" style:font-name="Rubik" fo:font-size="13.5pt" fo:font-style="normal" fo:font-weight="bold"/>
    </style:style>
    <style:style style:name="T7" style:family="text">
      <style:text-properties fo:color="#bb4444" style:font-name="Rubik" fo:font-size="13.5pt" fo:font-style="normal" fo:font-weight="bold"/>
    </style:style>
    <style:style style:name="T8" style:family="text">
      <style:text-properties fo:color="#336699" style:font-name="Rubik" fo:font-size="13.5pt" fo:font-style="normal" fo:font-weight="bold"/>
    </style:style>
    <style:style style:name="T9" style:family="text">
      <style:text-properties fo:color="#771100" style:font-name="Rubik" fo:font-size="13.5pt" fo:font-style="normal" fo:font-weight="normal"/>
    </style:style>
    <style:style style:name="T10" style:family="text">
      <style:text-properties fo:color="#dd2200" style:font-name="Rubik" fo:font-size="13.5pt" fo:font-style="normal" fo:font-weight="normal"/>
    </style:style>
    <style:style style:name="T11" style:family="text">
      <style:text-properties fo:color="#006699" style:font-name="Rubik" fo:font-size="13.5pt" fo:font-style="normal" fo:font-weight="normal"/>
    </style:style>
    <style:style style:name="T12" style:family="text">
      <style:text-properties fo:color="#bb00bb" style:font-name="Rubik" fo:font-size="13.5pt" fo:font-style="normal" fo:font-weight="normal"/>
    </style:style>
    <style:style style:name="T13" style:family="text">
      <style:text-properties fo:color="#0000dd" style:font-name="Rubik" fo:font-size="13.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ext:bookmark text:name="what-you-will-make"/>What you will make</text:h>
      <text:p text:style-name="P1">The system on a chip (SoC) of the Raspberry Pi has a temperature sensor that can be used to measure its temperature from the command line. It can provide information on how much heat the chip has generated during operation and also report on the temperature of the environment. This project’s aim is to create a simple Python script that can run automatically as you boot up your Raspberry Pi, take measurements from the temperature sensor at given intervals, and write them into log files that can be viewed later. You’ll also be able to view the data as an interactively plotted graph.</text:p>
      <text:h text:style-name="P15" text:outline-level="2"><text:bookmark text:name="what-you-will-learn"/>What you will learn</text:h>
      <text:p text:style-name="P1">By completing the Temperature project you will learn:</text:p>
      <text:list xml:id="list6358841894661590617" text:style-name="L1">
        <text:list-item>
          <text:p text:style-name="P12">How to run system commands in Python</text:p>
        </text:list-item>
        <text:list-item>
          <text:p text:style-name="P12">How to write data to a file</text:p>
        </text:list-item>
        <text:list-item>
          <text:p text:style-name="P12">How to interactively plot data with matplotlib</text:p>
        </text:list-item>
        <text:list-item>
          <text:p text:style-name="P12">How to set scripts to run automatically using crontab</text:p>
        </text:list-item>
      </text:list>
      <text:p text:style-name="P5"><text:span text:style-name="T2">This resource covers elements from the following strands of the </text:span><text:a xlink:type="simple" xlink:href="https://www.raspberrypi.org/curriculum/" text:style-name="Internet_20_link" text:visited-style-name="Visited_20_Internet_20_Link"><text:span text:style-name="T4">Raspberry Pi Digital Making Curriculum</text:span></text:a><text:span text:style-name="T2">:</text:span></text:p>
      <text:h text:style-name="P14" text:outline-level="2"><text:bookmark text:name="what-you-will-need"/>What you will need</text:h>
      <text:h text:style-name="P17" text:outline-level="3"><text:bookmark text:name="software"/>Software</text:h>
      <text:h text:style-name="P29" text:outline-level="4"><text:bookmark text:name="software-installation"/>Software installation</text:h>
      <text:p text:style-name="P1">To install the software you need, run the following command in the terminal:</text:p>
      <text:p text:style-name="P23"><text:s/></text:p>
      <text:p text:style-name="P18"/>
      <text:p text:style-name="P18">The system on a chip (SoC) of the Raspberry Pi has a temperature sensor that can be used to measure its temperature from the command line. It can provide information on how much heat the chip has generated during operation, and can also report on the temperature of the environment. This project’s aim is to create a simple script that can run automatically as you boot up your Raspberry Pi, take measurements from the temperature sensor at given intervals, and write them into log files that can be viewed later.</text:p>
      <text:h text:style-name="P16" text:outline-level="2"><text:bookmark text:name="creating-a-python-script-to-monitor-temperature"/><text:soft-page-break/>Creating a Python script to monitor temperature</text:h>
      <text:list xml:id="list1423991293891347270" text:style-name="L2">
        <text:list-item>
          <text:p text:style-name="P6"><text:span text:style-name="T2">Open a new Python 3 shell by going to </text:span><text:span text:style-name="Strong_20_Emphasis"><text:span text:style-name="T5">Menu</text:span></text:span><text:span text:style-name="T2"> &gt; </text:span><text:span text:style-name="Strong_20_Emphasis"><text:span text:style-name="T5">Programming</text:span></text:span><text:span text:style-name="T2"> &gt; </text:span><text:span text:style-name="Strong_20_Emphasis"><text:span text:style-name="T5">Python 3 (IDLE)</text:span></text:span><text:span text:style-name="T2">.</text:span></text:p>
        </text:list-item>
        <text:list-item>
          <text:p text:style-name="P6"><text:span text:style-name="T2">Now create a new Python script by clicking on </text:span><text:span text:style-name="Strong_20_Emphasis"><text:span text:style-name="T5">File</text:span></text:span><text:span text:style-name="T2"> &gt; </text:span><text:span text:style-name="Strong_20_Emphasis"><text:span text:style-name="T5">New File</text:span></text:span><text:span text:style-name="T2">.</text:span></text:p>
        </text:list-item>
        <text:list-item>
          <text:p text:style-name="P8"><text:span text:style-name="T2">You can use the GPIO Zero module to find the CPU temperature. First you’ll need to import the </text:span><text:span text:style-name="Source_20_Text"><text:span text:style-name="T3">CPUTemperature</text:span></text:span><text:span text:style-name="T2"> class:</text:span></text:p>
          <text:p text:style-name="P19"><text:s text:c="2"/><text:span text:style-name="T6">from</text:span><text:span text:style-name="T1"> </text:span><text:span text:style-name="T7">gpiozero</text:span><text:span text:style-name="T1"> </text:span><text:span text:style-name="T6">import</text:span><text:span text:style-name="T1"> </text:span><text:span text:style-name="T7">CPUTemperature</text:span></text:p>
        </text:list-item>
        <text:list-item>
          <text:p text:style-name="P8"><text:span text:style-name="T2">Then you can create a </text:span><text:span text:style-name="Source_20_Text"><text:span text:style-name="T3">cpu</text:span></text:span><text:span text:style-name="T2"> object:</text:span></text:p>
          <text:p text:style-name="P19"><text:s text:c="2"/><text:span text:style-name="T1">cpu = CPUTemperature()</text:span></text:p>
        </text:list-item>
        <text:list-item>
          <text:p text:style-name="P6"><text:span text:style-name="T2">Save and run this program (press </text:span><text:span text:style-name="Strong_20_Emphasis"><text:span text:style-name="T5">Ctrl + S</text:span></text:span><text:span text:style-name="T2"> and then </text:span><text:span text:style-name="Strong_20_Emphasis"><text:span text:style-name="T5">F5</text:span></text:span><text:span text:style-name="T2">) and then swap over into the shell. Here, you can easily query the CPU temperature.</text:span></text:p>
        </text:list-item>
      </text:list>
      <text:p text:style-name="P18">&gt;&gt;&gt; cpu.temperature</text:p>
      <text:p text:style-name="P24">32.552</text:p>
      <text:p text:style-name="P18"/>
      <text:p text:style-name="P18"/>
      <text:h text:style-name="P16" text:outline-level="2">Writing the data to a CSV file</text:h>
      <text:p text:style-name="P1">It would be useful if that data could be stored somewhere. A CSV (comma-separated values) file is ideal for this, as it can be used by applications like Excel and LibreOffice.</text:p>
      <text:list xml:id="list6063450618964335351" text:style-name="L3">
        <text:list-item>
          <text:p text:style-name="P2">You’ll want to log the date and time while getting the CPU temperatures, so you’ll need some extra libraries for this. Add this to your imports:</text:p>
          <text:p text:style-name="P20"><text:s text:c="2"/><text:span text:style-name="T6">from</text:span><text:span text:style-name="T1"> </text:span><text:span text:style-name="T7">time</text:span><text:span text:style-name="T1"> </text:span><text:span text:style-name="T6">import</text:span><text:span text:style-name="T1"> </text:span><text:span text:style-name="T7">sleep</text:span><text:span text:style-name="T1">, </text:span><text:span text:style-name="T7">strftime</text:span><text:span text:style-name="T1">, </text:span><text:span text:style-name="T7">time</text:span></text:p>
          <text:p text:style-name="P9"><text:span text:style-name="T2">These extra methods let you pause your program (</text:span><text:span text:style-name="Source_20_Text"><text:span text:style-name="T3">sleep</text:span></text:span><text:span text:style-name="T2">), get today’s date as a string (</text:span><text:span text:style-name="Source_20_Text"><text:span text:style-name="T3">strftime</text:span></text:span><text:span text:style-name="T2">), and get the exact time in what’s known as </text:span><text:a xlink:type="simple" xlink:href="https://en.wikipedia.org/wiki/Unix_time" text:style-name="Internet_20_link" text:visited-style-name="Visited_20_Internet_20_Link"><text:span text:style-name="T4">UNIX time</text:span></text:a><text:span text:style-name="T2"> (</text:span><text:span text:style-name="Source_20_Text"><text:span text:style-name="T3">time</text:span></text:span><text:span text:style-name="T2">).</text:span></text:p>
        </text:list-item>
        <text:list-item>
          <text:p text:style-name="P2">To write to a file, you first need to create it. At the end of your file, add the following line:</text:p>
          <text:p text:style-name="P20"><text:s text:c="2"/><text:span text:style-name="T6">with</text:span><text:span text:style-name="T1"> </text:span><text:span text:style-name="T8">open</text:span><text:span text:style-name="T1">(</text:span><text:span text:style-name="T9">"</text:span><text:span text:style-name="T10">cpu_temp.csv</text:span><text:span text:style-name="T9">"</text:span><text:span text:style-name="T1">, </text:span><text:span text:style-name="T9">"</text:span><text:span text:style-name="T10">a</text:span><text:span text:style-name="T9">"</text:span><text:span text:style-name="T1">) </text:span><text:span text:style-name="T6">as</text:span><text:span text:style-name="T1"> log:</text:span></text:p>
          <text:p text:style-name="P9"><text:span text:style-name="T2">This creates a new file called </text:span><text:span text:style-name="Source_20_Text"><text:span text:style-name="T3">cpu_temp.csv</text:span></text:span><text:span text:style-name="T2"> and opens it with the name </text:span><text:span text:style-name="Source_20_Text"><text:span text:style-name="T3">log</text:span></text:span><text:span text:style-name="T2">. It also opens it in </text:span><text:span text:style-name="Strong_20_Emphasis"><text:span text:style-name="T5">append</text:span></text:span><text:span text:style-name="T2"> mode, so that lines are only written to the end of the file.</text:span></text:p>
        </text:list-item>
        <text:list-item>
          <text:p text:style-name="P7"><text:span text:style-name="T2">Now, you’ll need to start an infinite loop that will run until you kill the program with </text:span><text:span text:style-name="Strong_20_Emphasis"><text:span text:style-name="T5">Ctrl + C</text:span></text:span><text:span text:style-name="T2">:</text:span></text:p>
          <text:p text:style-name="P20"><text:s text:c="2"/><text:span text:style-name="T6">with</text:span><text:span text:style-name="T1"> </text:span><text:span text:style-name="T8">open</text:span><text:span text:style-name="T1">(</text:span><text:span text:style-name="T9">"</text:span><text:span text:style-name="T10">cpu_temp.csv</text:span><text:span text:style-name="T9">"</text:span><text:span text:style-name="T1">, </text:span><text:span text:style-name="T9">"</text:span><text:span text:style-name="T10">a</text:span><text:span text:style-name="T9">"</text:span><text:span text:style-name="T1">) </text:span><text:span text:style-name="T6">as</text:span><text:span text:style-name="T1"> log:</text:span></text:p>
          <text:p text:style-name="P25"><text:soft-page-break/><text:s text:c="6"/><text:span text:style-name="T6">while</text:span><text:span text:style-name="T1"> </text:span><text:span text:style-name="T11">True</text:span><text:span text:style-name="T1">:</text:span></text:p>
        </text:list-item>
        <text:list-item>
          <text:p text:style-name="P2">Inside the loop, you can get the temperature and store it as a variable.</text:p>
          <text:p text:style-name="P20"><text:s text:c="2"/><text:span text:style-name="T6">with</text:span><text:span text:style-name="T1"> </text:span><text:span text:style-name="T8">open</text:span><text:span text:style-name="T1">(</text:span><text:span text:style-name="T9">"</text:span><text:span text:style-name="T10">cpu_temp.csv</text:span><text:span text:style-name="T9">"</text:span><text:span text:style-name="T1">, </text:span><text:span text:style-name="T9">"</text:span><text:span text:style-name="T10">a</text:span><text:span text:style-name="T9">"</text:span><text:span text:style-name="T1">) </text:span><text:span text:style-name="T6">as</text:span><text:span text:style-name="T1"> log:</text:span></text:p>
          <text:p text:style-name="P25"><text:s text:c="6"/><text:span text:style-name="T6">while</text:span><text:span text:style-name="T1"> </text:span><text:span text:style-name="T11">True</text:span><text:span text:style-name="T1">:</text:span></text:p>
          <text:p text:style-name="P25"><text:s text:c="10"/><text:span text:style-name="T1">temp = cpu.temperature</text:span></text:p>
        </text:list-item>
        <text:list-item>
          <text:p text:style-name="P2">Now you want to write both the current date and time, plus the temperature, to the CSV file:</text:p>
          <text:p text:style-name="P20"><text:s text:c="2"/><text:span text:style-name="T6">with</text:span><text:span text:style-name="T1"> </text:span><text:span text:style-name="T8">open</text:span><text:span text:style-name="T1">(</text:span><text:span text:style-name="T9">"</text:span><text:span text:style-name="T10">cpu_temp.csv</text:span><text:span text:style-name="T9">"</text:span><text:span text:style-name="T1">, </text:span><text:span text:style-name="T9">"</text:span><text:span text:style-name="T10">a</text:span><text:span text:style-name="T9">"</text:span><text:span text:style-name="T1">) </text:span><text:span text:style-name="T6">as</text:span><text:span text:style-name="T1"> log:</text:span></text:p>
          <text:p text:style-name="P25"><text:s text:c="6"/><text:span text:style-name="T6">while</text:span><text:span text:style-name="T1"> </text:span><text:span text:style-name="T11">True</text:span><text:span text:style-name="T1">:</text:span></text:p>
          <text:p text:style-name="P25"><text:s text:c="10"/><text:span text:style-name="T1">temp = cpu.temperature</text:span></text:p>
          <text:p text:style-name="P25"><text:s text:c="10"/><text:span text:style-name="T1">log.write(</text:span><text:span text:style-name="T9">"</text:span><text:span text:style-name="T10">{0},{1}</text:span><text:span text:style-name="T12">\n</text:span><text:span text:style-name="T9">"</text:span><text:span text:style-name="T1">.format(strftime(</text:span><text:span text:style-name="T9">"</text:span><text:span text:style-name="T10">%Y-%m-%d %H:%M:%S</text:span><text:span text:style-name="T9">"</text:span><text:span text:style-name="T1">),</text:span><text:span text:style-name="T8">str</text:span><text:span text:style-name="T1">(temp)))</text:span></text:p>
        </text:list-item>
        <text:list-item>
          <text:p text:style-name="P2">That line’s a little complicated, so let’s break it down a bit:</text:p>
          <text:list>
            <text:list-item>
              <text:p text:style-name="P9"><text:span text:style-name="Source_20_Text"><text:span text:style-name="T3">log.write()</text:span></text:span><text:span text:style-name="T2"> will write whatever string is in the brackets to the CSV file.</text:span></text:p>
            </text:list-item>
            <text:list-item>
              <text:p text:style-name="P9"><text:span text:style-name="Source_20_Text"><text:span text:style-name="T3">"{0},{1}\n"</text:span></text:span><text:span text:style-name="T2"> is a string containing two placeholders separated by a comma, and ending in a new line.</text:span></text:p>
            </text:list-item>
            <text:list-item>
              <text:p text:style-name="P9"><text:span text:style-name="Source_20_Text"><text:span text:style-name="T3">strftime("%Y-%m-%d %H:%M:%S")</text:span></text:span><text:span text:style-name="T2"> is inserted into the first placeholder. It’s the current date and time as a string.</text:span></text:p>
            </text:list-item>
            <text:list-item>
              <text:p text:style-name="P9"><text:span text:style-name="Source_20_Text"><text:span text:style-name="T3">str(temp)</text:span></text:span><text:span text:style-name="T2"> is the CPU temperature converted to a string, which is written into the second placeholder after the comma.</text:span></text:p>
            </text:list-item>
          </text:list>
        </text:list-item>
        <text:list-item>
          <text:p text:style-name="P2">Lastly, you can add a single line to the end of your file to pause the script between writes. Here it’s pausing for one second, but you can use any interval that you want:</text:p>
          <text:p text:style-name="P20"><text:s text:c="2"/><text:span text:style-name="T1">sleep(</text:span><text:span text:style-name="T13">1</text:span><text:span text:style-name="T1">)</text:span></text:p>
        </text:list-item>
        <text:list-item>
          <text:p text:style-name="P2">The entire script should now look like this:</text:p>
          <text:p text:style-name="P20"><text:s text:c="2"/><text:span text:style-name="T6">from</text:span><text:span text:style-name="T1"> </text:span><text:span text:style-name="T7">gpiozero</text:span><text:span text:style-name="T1"> </text:span><text:span text:style-name="T6">import</text:span><text:span text:style-name="T1"> </text:span><text:span text:style-name="T7">CPUTemperature</text:span></text:p>
          <text:p text:style-name="P25"><text:s text:c="2"/><text:span text:style-name="T6">from</text:span><text:span text:style-name="T1"> </text:span><text:span text:style-name="T7">time</text:span><text:span text:style-name="T1"> </text:span><text:span text:style-name="T6">import</text:span><text:span text:style-name="T1"> </text:span><text:span text:style-name="T7">sleep</text:span><text:span text:style-name="T1">, </text:span><text:span text:style-name="T7">strftime</text:span><text:span text:style-name="T1">, </text:span><text:span text:style-name="T7">time</text:span></text:p>
          <text:p text:style-name="P28"/>
          <text:p text:style-name="P25"><text:s text:c="2"/><text:span text:style-name="T6">with</text:span><text:span text:style-name="T1"> </text:span><text:span text:style-name="T8">open</text:span><text:span text:style-name="T1">(</text:span><text:span text:style-name="T9">"</text:span><text:span text:style-name="T10">cpu_temp.csv</text:span><text:span text:style-name="T9">"</text:span><text:span text:style-name="T1">, </text:span><text:span text:style-name="T9">"</text:span><text:span text:style-name="T10">a</text:span><text:span text:style-name="T9">"</text:span><text:span text:style-name="T1">) </text:span><text:span text:style-name="T6">as</text:span><text:span text:style-name="T1"> log:</text:span></text:p>
          <text:p text:style-name="P25"><text:s text:c="6"/><text:span text:style-name="T6">while</text:span><text:span text:style-name="T1"> </text:span><text:span text:style-name="T11">True</text:span><text:span text:style-name="T1">:</text:span></text:p>
          <text:p text:style-name="P25"><text:s text:c="10"/><text:span text:style-name="T1">temp = cpu.temperature</text:span></text:p>
          <text:p text:style-name="P25"><text:s text:c="10"/><text:span text:style-name="T1">log.write(</text:span><text:span text:style-name="T9">"</text:span><text:span text:style-name="T10">{0},{1}</text:span><text:span text:style-name="T12">\n</text:span><text:span text:style-name="T9">"</text:span><text:span text:style-name="T1">.format(strftime(</text:span><text:span text:style-name="T9">"</text:span><text:span text:style-name="T10">%Y-%m-%d %H:%M:%S</text:span><text:span text:style-name="T9">"</text:span><text:span text:style-name="T1">),</text:span><text:span text:style-name="T8">str</text:span><text:span text:style-name="T1">(temp)))</text:span></text:p>
          <text:p text:style-name="P25"><text:s text:c="10"/><text:span text:style-name="T1">sleep(</text:span><text:span text:style-name="T13">1</text:span><text:span text:style-name="T1">)</text:span></text:p>
        </text:list-item>
      </text:list>
      <text:p text:style-name="P18"/>
      <text:p text:style-name="Standard"/>
      <text:p text:style-name="Standard"/>
      <text:h text:style-name="P14" text:outline-level="2"><text:bookmark text:name="live-graphing-the-data"/><text:soft-page-break/>Live-graphing the data</text:h>
      <text:p text:style-name="P5"><text:span text:style-name="T2">You can produce a graph of CPU temperatures which will update as the data is recorded. For this, you’ll need the </text:span><text:span text:style-name="Strong_20_Emphasis"><text:span text:style-name="T5">matplotlib</text:span></text:span><text:span text:style-name="T2"> library. The instructions for installing this are </text:span><text:a xlink:type="simple" xlink:href="https://github.com/raspberrypilearning/temperature-log/blob/master/software.md" text:style-name="Internet_20_link" text:visited-style-name="Visited_20_Internet_20_Link"><text:span text:style-name="T4">here</text:span></text:a><text:span text:style-name="T2">.</text:span></text:p>
      <text:list xml:id="list7785847051534634541" text:style-name="L4">
        <text:list-item>
          <text:p text:style-name="P3">First of all, import the matplotlib library where your other imports are:</text:p>
          <text:p text:style-name="P21"><text:s text:c="2"/><text:span text:style-name="T6">import</text:span><text:span text:style-name="T1"> </text:span><text:span text:style-name="T7">matplotlib.pyplot</text:span><text:span text:style-name="T1"> </text:span><text:span text:style-name="T6">as</text:span><text:span text:style-name="T1"> plt</text:span></text:p>
        </text:list-item>
        <text:list-item>
          <text:p text:style-name="P3">The next three lines can go after your imports. They tell matplotlib that you’ll be doing interactive plotting, and also create the two lists that will hold the data to be plotted:</text:p>
          <text:p text:style-name="P21"><text:s text:c="2"/><text:span text:style-name="T1">plt.ion()</text:span></text:p>
          <text:p text:style-name="P26"><text:s text:c="2"/><text:span text:style-name="T1">x = []</text:span></text:p>
          <text:p text:style-name="P26"><text:s text:c="2"/><text:span text:style-name="T1">y = []</text:span></text:p>
        </text:list-item>
        <text:list-item>
          <text:p text:style-name="P10"><text:span text:style-name="T2">The next lines all go into your </text:span><text:span text:style-name="Source_20_Text"><text:span text:style-name="T3">while True</text:span></text:span><text:span text:style-name="T2"> loop, before the CSV is written, but after the </text:span><text:span text:style-name="Source_20_Text"><text:span text:style-name="T3">temp = get_temp()</text:span></text:span><text:span text:style-name="T2"> line. Firstly, you add the current temperature to the end of the </text:span><text:span text:style-name="Source_20_Text"><text:span text:style-name="T3">y</text:span></text:span><text:span text:style-name="T2"> list, and the time to the end of the </text:span><text:span text:style-name="Source_20_Text"><text:span text:style-name="T3">x</text:span></text:span><text:span text:style-name="T2"> list:</text:span></text:p>
          <text:p text:style-name="P21"><text:s text:c="2"/><text:span text:style-name="T1">y.append(temp)</text:span></text:p>
          <text:p text:style-name="P26"><text:s text:c="2"/><text:span text:style-name="T1">x.append(time())</text:span></text:p>
        </text:list-item>
        <text:list-item>
          <text:p text:style-name="P3">Next, the plot needs to be cleared, and then the points and lines calculated:</text:p>
          <text:p text:style-name="P21"><text:s text:c="2"/><text:span text:style-name="T1">plt.clf()</text:span></text:p>
          <text:p text:style-name="P26"><text:s text:c="2"/><text:span text:style-name="T1">plt.scatter(x,y)</text:span></text:p>
          <text:p text:style-name="P26"><text:s text:c="2"/><text:span text:style-name="T1">plt.plot(x,y)</text:span></text:p>
        </text:list-item>
        <text:list-item>
          <text:p text:style-name="P3">Lastly, the plot can be drawn:</text:p>
          <text:p text:style-name="P21"><text:s text:c="2"/><text:span text:style-name="T1">plt.draw()</text:span></text:p>
        </text:list-item>
        <text:list-item>
          <text:p text:style-name="P3">Run your program and you should see the graph being interactively drawn. Open up some programs, such as Minecraft or Mathematica, and watch the CPU temperature increase.</text:p>
        </text:list-item>
      </text:list>
      <text:h text:style-name="P14" text:outline-level="2"><text:bookmark text:name="live-graphing-the-data1"/>Live-graphing the data</text:h>
      <text:p text:style-name="P5"><text:span text:style-name="T2">You can produce a graph of CPU temperatures which will update as the data is recorded. For this, you’ll need the </text:span><text:span text:style-name="Strong_20_Emphasis"><text:span text:style-name="T5">matplotlib</text:span></text:span><text:span text:style-name="T2"> library. The instructions for installing this are </text:span><text:a xlink:type="simple" xlink:href="https://github.com/raspberrypilearning/temperature-log/blob/master/software.md" text:style-name="Internet_20_link" text:visited-style-name="Visited_20_Internet_20_Link"><text:span text:style-name="T4">here</text:span></text:a><text:span text:style-name="T2">.</text:span></text:p>
      <text:list xml:id="list8774978487960040158" text:style-name="L5">
        <text:list-item>
          <text:p text:style-name="P4">First of all, import the matplotlib library where your other imports are:</text:p>
          <text:p text:style-name="P22"><text:soft-page-break/><text:s text:c="2"/><text:span text:style-name="T6">import</text:span><text:span text:style-name="T1"> </text:span><text:span text:style-name="T7">matplotlib.pyplot</text:span><text:span text:style-name="T1"> </text:span><text:span text:style-name="T6">as</text:span><text:span text:style-name="T1"> plt</text:span></text:p>
        </text:list-item>
        <text:list-item>
          <text:p text:style-name="P4">The next three lines can go after your imports. They tell matplotlib that you’ll be doing interactive plotting, and also create the two lists that will hold the data to be plotted:</text:p>
          <text:p text:style-name="P22"><text:s text:c="2"/><text:span text:style-name="T1">plt.ion()</text:span></text:p>
          <text:p text:style-name="P27"><text:s text:c="2"/><text:span text:style-name="T1">x = []</text:span></text:p>
          <text:p text:style-name="P27"><text:s text:c="2"/><text:span text:style-name="T1">y = []</text:span></text:p>
        </text:list-item>
        <text:list-item>
          <text:p text:style-name="P11"><text:span text:style-name="T2">The next lines all go into your </text:span><text:span text:style-name="Source_20_Text"><text:span text:style-name="T3">while True</text:span></text:span><text:span text:style-name="T2"> loop, before the CSV is written, but after the </text:span><text:span text:style-name="Source_20_Text"><text:span text:style-name="T3">temp = get_temp()</text:span></text:span><text:span text:style-name="T2"> line. Firstly, you add the current temperature to the end of the </text:span><text:span text:style-name="Source_20_Text"><text:span text:style-name="T3">y</text:span></text:span><text:span text:style-name="T2"> list, and the time to the end of the </text:span><text:span text:style-name="Source_20_Text"><text:span text:style-name="T3">x</text:span></text:span><text:span text:style-name="T2"> list:</text:span></text:p>
          <text:p text:style-name="P22"><text:s text:c="2"/><text:span text:style-name="T1">y.append(temp)</text:span></text:p>
          <text:p text:style-name="P27"><text:s text:c="2"/><text:span text:style-name="T1">x.append(time())</text:span></text:p>
        </text:list-item>
        <text:list-item>
          <text:p text:style-name="P4">Next, the plot needs to be cleared, and then the points and lines calculated:</text:p>
          <text:p text:style-name="P22"><text:s text:c="2"/><text:span text:style-name="T1">plt.clf()</text:span></text:p>
          <text:p text:style-name="P27"><text:s text:c="2"/><text:span text:style-name="T1">plt.scatter(x,y)</text:span></text:p>
          <text:p text:style-name="P27"><text:s text:c="2"/><text:span text:style-name="T1">plt.plot(x,y)</text:span></text:p>
        </text:list-item>
        <text:list-item>
          <text:p text:style-name="P4">Lastly, the plot can be drawn:</text:p>
          <text:p text:style-name="P22"><text:s text:c="2"/><text:span text:style-name="T1">plt.draw()</text:span></text:p>
        </text:list-item>
        <text:list-item>
          <text:p text:style-name="P4">Run your program and you should see the graph being interactively drawn. Open up some programs, such as Minecraft or Mathematica, and watch the CPU temperature increase.</text:p>
        </text:list-item>
      </text:list>
      <text:h text:style-name="P14" text:outline-level="2"><text:bookmark text:name="what-next"/>What next?</text:h>
      <text:list xml:id="list4853199998402956020" text:style-name="L6">
        <text:list-item>
          <text:p text:style-name="P13"><text:span text:style-name="T2">Why not have a look at the </text:span><text:a xlink:type="simple" xlink:href="https://projects.raspberrypi.org/en/projects/getting-started-with-the-twitter-api/" text:style-name="Internet_20_link" text:visited-style-name="Visited_20_Internet_20_Link"><text:span text:style-name="T4">Getting Started with the Twitter API</text:span></text:a><text:span text:style-name="T2"> resource, and have your Raspberry Pi tweet you when the CPU temperature gets too high?</text:span></text:p>
        </text:list-item>
        <text:list-item>
          <text:p text:style-name="P13"><text:span text:style-name="T2">There are other ways of sensing temperature, and a host of other environmental variables. Have a look at </text:span><text:a xlink:type="simple" xlink:href="https://projects.raspberrypi.org/en/projects/getting-started-with-the-sense-hat" text:style-name="Internet_20_link" text:visited-style-name="Visited_20_Internet_20_Link"><text:span text:style-name="T4">Getting started with the Sense HAT</text:span></text:a><text:span text:style-name="T2"> for some more idea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ubik" svg:font-family="Rubik, sans-serif"/>
    <style:font-face style:name="FreeSans2" svg:font-family="FreeSans" style:font-family-generic="swiss"/>
    <style:font-face style:name="Liberation Mono" svg:font-family="'Liberation Mono'" style:font-family-generic="modern" style:font-pitch="fixed"/>
    <style:font-face style:name="FreeSans" svg:font-family="FreeSans" style:font-pitch="variable"/>
    <style:font-face style:name="Lato Semibold" svg:font-family="'Lato Semibold'" style:font-pitch="variable"/>
    <style:font-face style:name="Liberation Serif1" svg:font-family="'Liberation Serif'" style:font-pitch="variable"/>
    <style:font-face style:name="Piboto Light" svg:font-family="'Piboto Light'" style:font-pitch="variable"/>
    <style:font-face style:name="Piboto Thin" svg:font-family="'Pi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Liberation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Liberation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Liberation Sans1" style:font-family-asian="'Liberation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09:07:16.910426156</meta:creation-date>
    <dc:date>2017-10-18T09:43:58.989882186</dc:date>
    <meta:editing-duration>PT6M19S</meta:editing-duration>
    <meta:editing-cycles>1</meta:editing-cycles>
    <meta:document-statistic meta:table-count="0" meta:image-count="0" meta:object-count="0" meta:page-count="5" meta:paragraph-count="100" meta:word-count="1265" meta:character-count="7108" meta:non-whitespace-character-count="5873"/>
    <meta:generator>LibreOffice/5.2.7.2$Linux_ARM_EABI LibreOffice_project/528e71104c3fcc3637004cef595401b05295414c</meta:generator>
  </office:meta>
</office:document-meta>
</file>